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7cm" fo:margin-right="0cm" fo:text-align="justify" style:justify-single-word="false" fo:text-indent="0cm" style:auto-text-indent="false">
        <style:tab-stops/>
      </style:paragraph-properties>
    </style:style>
    <style:style style:name="P3" style:family="paragraph" style:parent-style-name="Standard">
      <style:paragraph-properties fo:margin-left="2.54cm" fo:margin-right="0cm" fo:text-align="justify" style:justify-single-word="false" fo:text-indent="0cm" style:auto-text-indent="false">
        <style:tab-stops/>
      </style:paragraph-properties>
    </style:style>
    <style:style style:name="P4" style:family="paragraph" style:parent-style-name="Standard">
      <style:paragraph-properties fo:margin-left="1.905cm" fo:margin-right="0cm" fo:text-align="justify" style:justify-single-word="false" fo:text-indent="0cm" style:auto-text-indent="false">
        <style:tab-stops/>
      </style:paragraph-properties>
    </style:style>
    <style:style style:name="P5" style:family="paragraph" style:parent-style-name="Standard" style:master-page-name="MP0">
      <style:paragraph-properties fo:text-align="justify" style:justify-single-word="false" style:page-number="auto" fo:break-before="page"/>
      <style:text-properties fo:font-weight="bold" style:font-weight-asian="bold"/>
    </style:style>
    <style:style style:name="P6" style:family="paragraph" style:parent-style-name="Standard" style:list-style-name="L1">
      <style:paragraph-properties fo:text-align="justify" style:justify-single-word="false"/>
    </style:style>
    <style:style style:name="T1" style:family="text">
      <style:text-properties fo:font-weight="bold" style:font-weight-asian="bold"/>
    </style:style>
    <style:style style:name="T2" style:family="text">
      <style:text-properties fo:background-color="#ffff00" loext:char-shading-value="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illage logement : plan de la publication « résultats »</text:p>
      <text:p text:style-name="P1"/>
      <text:p text:style-name="P1">Proposition de titre : <text:span text:style-name="Police_20_par_20_défaut"><text:span text:style-name="T1">18,4 % de la population réside dans un marché du logement tendu</text:span></text:span></text:p>
      <text:p text:style-name="P1"/>
      <text:p text:style-name="P1">**Introduction :** la majorité des marchés locaux du logement présentent une inadéquation entre offre et demande. D’une part, certains marchés, principalement d'Île de France, présentent une demande excédentaire, qui tire les prix à la hausse ; les situations de suroccupation y sont également plus fréquentes. D’autre part, dans les espaces de faible densité, on trouve de nombreux territoires où les prix sont très modérés et les logements plus souvent vacants et moins peuplés. Entre ces deux extrêmes, les espaces périurbains et les centre-villes des métropoles de province présentent des marchés plus équilibrés et homogènes.</text:p>
      <text:p text:style-name="P1"/>
      <text:p text:style-name="P1">Au fil du temps, ces spécificités se renforcent et les marchés déjà en tension voient les déséquilibres se renforcer. A l'inverse, le ralentissement démographique et le vieillissement à l'oeuvre dans les espaces faiblement peuplés contribuent à la faible dynamique des marchés où la demande est déjà modérée.</text:p>
      <text:p text:style-name="P1"><text:span text:style-name="Police_20_par_20_défaut"><text:span text:style-name="T2">[Commentaire sur cohésion/homogénéité à ajouter]</text:span></text:span></text:p>
      <text:p text:style-name="P1"/>
      <text:list xml:id="list9198290068788569149" text:style-name="L1">
        <text:list-item>
          <text:p text:style-name="P6">Les marchés du logement sont avant tout caractérisés par le pouvoir d'achat immobilier des ménages</text:p>
        </text:list-item>
      </text:list>
      <text:p text:style-name="P2"/>
      <text:list xml:id="list171141978162599" text:continue-numbering="true" text:style-name="L1">
        <text:list-item>
          <text:list>
            <text:list-item>
              <text:p text:style-name="P6">9 indicateurs pour rendre compte de la situation des marchés du logement</text:p>
            </text:list-item>
            <text:list-item>
              <text:p text:style-name="P6">Parmi ces indicateurs, le pouvoir d’achat immo est le plus discriminant</text:p>
            </text:list-item>
            <text:list-item>
              <text:p text:style-name="P6">Le nombre de personnes par ménage varie aussi fortement d’un marché à l’autre</text:p>
            </text:list-item>
            <text:list-item>
              <text:p text:style-name="P6">Les autres indicateurs recoupent certaines dimensions territoriales (par exemple) urbain/rural.</text:p>
            </text:list-item>
          </text:list>
        </text:list-item>
      </text:list>
      <text:p text:style-name="P3"/>
      <text:p text:style-name="P3">Encadré méthodo : la constitution des « mailles habitat »</text:p>
      <text:p text:style-name="P3"/>
      <text:list xml:id="list171140597235638" text:continue-numbering="true" text:style-name="L1">
        <text:list-item>
          <text:p text:style-name="P6">Six types de marchés du logement</text:p>
        </text:list-item>
      </text:list>
      <text:p text:style-name="P1"/>
      <text:p text:style-name="P4">Ces 9 indicateurs permettent de définir 6 types de marchés du logement aux caractéristiques homogènes</text:p>
      <text:p text:style-name="P4"/>
      <text:list xml:id="list171140717255821" text:continue-numbering="true" text:style-name="L1">
        <text:list-item>
          <text:list>
            <text:list-item>
              <text:p text:style-name="P6">Classe 1 : Zones détendues avec vacance et parc plutôt ancien, à dominante rurale</text:p>
            </text:list-item>
            <text:list-item>
              <text:p text:style-name="P6">Classe 2 : Zones peu tendues avec grands ménages et faible vacances, en grande couronne des pôles urbains</text:p>
            </text:list-item>
            <text:list-item>
              <text:p text:style-name="P6">Classe 3 : Zones assez tendues avec petits ménages, au coeur des pôles urbains hors Paris</text:p>
            </text:list-item>
            <text:list-item>
              <text:p text:style-name="P6">Classe 4 : Zones assez tendues avec parc récent et faible vacance, dans les couronnes des aires urbaines dynamiques</text:p>
            </text:list-item>
            <text:list-item>
              <text:p text:style-name="P6">Classe 5 : Zones à faible pouvoir d'achat immobilier, forte part de résidences secondaires, dans les espaces touristiques</text:p>
            </text:list-item>
            <text:list-item>
              <text:p text:style-name="P6">Classe 6 : Zones à difficultés prononcées d'accès au logement</text:p>
            </text:list-item>
          </text:list>
        </text:list-item>
      </text:list>
      <text:p text:style-name="P3"/>
      <text:p text:style-name="P3">Encadré méthodo : la classification par CAH</text:p>
      <text:p text:style-name="P3"/>
      <text:list xml:id="list171140689831162" text:continue-numbering="true" text:style-name="L1">
        <text:list-item>
          <text:p text:style-name="P6">Cohésion et dynamique des marchés du logement</text:p>
        </text:list-item>
      </text:list>
      <text:p text:style-name="P2"/>
      <text:list xml:id="list171141984934211" text:continue-numbering="true" text:style-name="L1">
        <text:list-item>
          <text:list>
            <text:list-item>
              <text:p text:style-name="P6">Ces marchés du logement présentent une hétérogénéité interne parfois forte <text:span text:style-name="Police_20_par_20_défaut"><text:span text:style-name="T2">(diagnostic par indicateur à finaliser)</text:span></text:span></text:p>
            </text:list-item>
            <text:list-item>
              <text:p text:style-name="P6">Les évolutions de ces marchés tendent à renforcer leurs spécificité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0$Windows_x86 LibreOffice_project/fe46e5b82646505d0acf84e14cef05527e401d3b</meta:generator>
    <meta:creation-date>2018-04-03T16:36:00Z</meta:creation-date>
    <dc:date>2018-04-03T17:11:39.886000000</dc:date>
    <meta:editing-cycles>6</meta:editing-cycles>
    <meta:editing-duration>PT29M24S</meta:editing-duration>
    <meta:document-statistic meta:table-count="0" meta:image-count="0" meta:object-count="0" meta:page-count="1" meta:paragraph-count="23" meta:word-count="413" meta:character-count="2603" meta:non-whitespace-character-count="2228"/>
    <meta:template xlink:type="simple" xlink:actuate="onRequest" xlink:title="" xlink:href="Normal.dotm"/>
  </office:meta>
</office:document-meta>
</file>